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1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0.05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8.7cm" svg:height="2.4cm" svg:x="10.1cm" svg:y="2.3cm">
          <text:p text:style-name="P1">Diamond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8.7cm" svg:height="2.4cm" svg:x="0.99cm" svg:y="5.934cm">
          <text:p text:style-name="P1">Input odd number <text:s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8.7cm" svg:height="2.4cm" svg:x="19cm" svg:y="5.9cm">
          <text:p text:style-name="P1">Print diamond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8.7cm" svg:height="2.4cm" svg:x="19cm" svg:y="11.4cm">
          <text:p text:style-name="P1">How many rows of stars</text:p>
          <text:p text:style-name="P1">And how many </text:p>
          <text:p text:style-name="P1">stars for each row <text:s text:c="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8.7cm" svg:height="2.4cm" svg:x="10.1cm" svg:y="5.9cm">
          <text:p text:style-name="P1">Check odd number is </text:p>
          <text:p text:style-name="P1">odd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5.34cm" svg:y1="5.934cm" svg:x2="10.1cm" svg:y2="3.5cm" draw:start-shape="id1" draw:start-glue-point="4" draw:end-shape="id2" draw:end-glue-point="5" svg:d="M5340 5934c0-1623 1586-2434 4760-2434" svg:viewBox="0 0 4761 2435">
          <text:p/>
        </draw:connector>
        <draw:connector draw:style-name="gr2" draw:text-style-name="P1" draw:layer="layout" draw:type="curve" svg:x1="18.8cm" svg:y1="3.5cm" svg:x2="23.35cm" svg:y2="5.9cm" draw:start-shape="id2" draw:start-glue-point="7" draw:end-shape="id3" draw:end-glue-point="0" svg:d="M18800 3500c3034 0 4550 800 4550 2400" svg:viewBox="0 0 4551 2401">
          <text:p/>
        </draw:connector>
        <draw:frame draw:style-name="gr3" draw:layer="layout" svg:width="3.1cm" svg:height="0.962cm" svg:x="6.8cm" svg:y="2.4cm">
          <draw:text-box>
            <text:p>Number </text:p>
          </draw:text-box>
        </draw:frame>
        <draw:connector draw:style-name="gr4" draw:text-style-name="P1" draw:layer="layout" draw:type="curve" svg:x1="14.45cm" svg:y1="4.7cm" svg:x2="14.45cm" svg:y2="5.9cm" draw:start-shape="id2" draw:start-glue-point="6" draw:end-shape="id4" draw:end-glue-point="4" svg:d="M14450 4700v1200" svg:viewBox="0 0 1 1201">
          <text:p/>
        </draw:connector>
        <draw:frame draw:style-name="gr5" draw:layer="layout" svg:width="2.8cm" svg:height="1.1cm" svg:x="14.7cm" svg:y="5.1cm">
          <draw:text-box>
            <text:p>Number</text:p>
          </draw:text-box>
        </draw:frame>
        <draw:frame draw:style-name="gr6" draw:layer="layout" svg:width="4.1cm" svg:height="0.962cm" svg:x="10.5cm" svg:y="4.6cm">
          <draw:text-box>
            <text:p>Odd number </text:p>
          </draw:text-box>
        </draw:frame>
        <draw:frame draw:style-name="gr7" draw:layer="layout" svg:width="4.1cm" svg:height="0.962cm" svg:x="23.4cm" svg:y="5.038cm">
          <draw:text-box>
            <text:p>Odd number </text:p>
          </draw:text-box>
        </draw:frame>
        <draw:connector draw:style-name="gr2" draw:text-style-name="P1" draw:layer="layout" draw:type="curve" svg:x1="19cm" svg:y1="7.1cm" svg:x2="27.7cm" svg:y2="7.1cm" draw:start-shape="id3" draw:start-glue-point="5" draw:end-shape="id3" draw:end-glue-point="7" svg:d="M19000 7100c-751 0-501 1702 4350 1702 4852 0 5103-1702 4350-1702" svg:viewBox="0 0 9341 1703">
          <text:p/>
        </draw:connector>
        <draw:connector draw:style-name="gr2" draw:text-style-name="P1" draw:layer="layout" draw:type="curve" svg:x1="27.7cm" svg:y1="12.6cm" svg:x2="27.7cm" svg:y2="12.6cm" draw:start-shape="id5" draw:end-shape="id5" svg:d="M27700 12600z" svg:viewBox="0 0 1 1">
          <text:p/>
        </draw:connector>
        <draw:connector draw:style-name="gr4" draw:text-style-name="P1" draw:layer="layout" svg:x1="23.35cm" svg:y1="8.3cm" svg:x2="23.35cm" svg:y2="11.4cm" draw:start-shape="id3" draw:start-glue-point="6" draw:end-shape="id5" draw:end-glue-point="4" svg:d="M23350 8300v3100" svg:viewBox="0 0 1 3101">
          <text:p/>
        </draw:connector>
        <draw:frame draw:style-name="gr8" draw:layer="layout" svg:width="3.5cm" svg:height="1.35cm" svg:x="26.2cm" svg:y="8.4cm">
          <draw:text-box>
            <text:p>For loop</text:p>
          </draw:text-box>
        </draw:frame>
        <draw:frame draw:style-name="gr9" draw:layer="layout" svg:width="4.6cm" svg:height="1.15cm" svg:x="19.4cm" svg:y="10.45cm">
          <draw:text-box>
            <text:p>Odd number</text:p>
          </draw:text-box>
        </draw:frame>
        <draw:frame draw:style-name="gr9" draw:layer="layout" svg:width="5.4cm" svg:height="1.15cm" svg:x="20.8cm" svg:y="8.95cm">
          <draw:text-box>
            <text:p>Rows and stars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2:33:37.946000000</meta:creation-date>
    <dc:date>2014-12-05T13:48:03.793000000</dc:date>
    <meta:editing-duration>PT4M15S</meta:editing-duration>
    <meta:editing-cycles>2</meta:editing-cycles>
    <meta:generator>LibreOffice/4.2.5.2$Windows_x86 LibreOffice_project/61cb170a04bb1f12e77c884eab9192be736ec5f5</meta:generator>
    <meta:document-statistic meta:object-count="18"/>
  </office:meta>
</office:document-meta>
</file>